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566" officeooo:paragraph-rsid="0016b566"/>
    </style:style>
    <style:style style:name="P2" style:family="paragraph" style:parent-style-name="Standard">
      <style:paragraph-properties fo:break-before="page"/>
      <style:text-properties officeooo:rsid="0016b566" officeooo:paragraph-rsid="0016b566"/>
    </style:style>
    <style:style style:name="P3" style:family="paragraph">
      <style:paragraph-properties fo:text-align="center"/>
    </style:style>
    <style:style style:name="T1" style:family="text">
      <style:text-properties officeooo:rsid="00188185"/>
    </style:style>
    <style:style style:name="T2" style:family="text">
      <style:text-properties officeooo:rsid="001a329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3" svg:width="4.075cm" svg:height="1.535cm" svg:x="13.381cm" svg:y="0.33cm"><text:p text:style-name="P3">A rendre le 18/09</text:p></draw:rect>Conception d'un <text:s/>site web </text:p>
      <text:p text:style-name="P1"/>
      <text:p text:style-name="P1">1 – définir le projet </text:p>
      <text:p text:style-name="P1"/>
      <text:p text:style-name="P1">- objectif (date, début et une fin)</text:p>
      <text:p text:style-name="P1">- logiciel :</text:p>
      <text:p text:style-name="P1"><text:tab/>- CDC</text:p>
      <text:p text:style-name="P1">- Maquettage</text:p>
      <text:p text:style-name="P1">- HTML-CSS</text:p>
      <text:p text:style-name="P1">- responsive test</text:p>
      <text:p text:style-name="P1">- php_f</text:p>
      <text:p text:style-name="P1"><draw:line text:anchor-type="paragraph" draw:z-index="27" draw:style-name="gr2" draw:text-style-name="P3" svg:x1="13.222cm" svg:y1="0.425cm" svg:x2="13.328cm" svg:y2="7.04cm"><text:p/></draw:line><draw:line text:anchor-type="paragraph" draw:z-index="28" draw:style-name="gr2" draw:text-style-name="P3" svg:x1="14.413cm" svg:y1="0.372cm" svg:x2="14.545cm" svg:y2="6.907cm"><text:p/></draw:line><draw:line text:anchor-type="paragraph" draw:z-index="30" draw:style-name="gr2" draw:text-style-name="P3" svg:x1="17.217cm" svg:y1="0.399cm" svg:x2="17.402cm" svg:y2="6.405cm"><text:p/></draw:line><draw:line text:anchor-type="paragraph" draw:z-index="31" draw:style-name="gr2" draw:text-style-name="P3" svg:x1="18.196cm" svg:y1="0.399cm" svg:x2="18.355cm" svg:y2="6.299cm"><text:p/></draw:line>- php_L</text:p>
      <text:p text:style-name="P1">- bdd conception</text:p>
      <text:p text:style-name="P1"><draw:line text:anchor-type="paragraph" draw:z-index="29" draw:style-name="gr2" draw:text-style-name="P3" svg:x1="13.01cm" svg:y1="0.272cm" svg:x2="18.143cm" svg:y2="0.113cm"><text:p/></draw:line></text:p>
      <text:p text:style-name="P1"><draw:line text:anchor-type="paragraph" draw:z-index="11" draw:style-name="gr2" draw:text-style-name="P3" svg:x1="0.416cm" svg:y1="0.367cm" svg:x2="-0.06cm" svg:y2="1.002cm"><text:p/></draw:line><draw:line text:anchor-type="paragraph" draw:z-index="12" draw:style-name="gr2" draw:text-style-name="P3" svg:x1="0.892cm" svg:y1="0.817cm" svg:x2="0.416cm" svg:y2="0.367cm"><text:p/></draw:line></text:p>
      <text:p text:style-name="P1"><draw:line text:anchor-type="paragraph" draw:z-index="1" draw:style-name="gr2" draw:text-style-name="P3" svg:x1="0.496cm" svg:y1="0.065cm" svg:x2="0.522cm" svg:y2="5.648cm"><text:p/></draw:line></text:p>
      <text:p text:style-name="P1"><draw:rect text:anchor-type="paragraph" draw:z-index="14" draw:style-name="gr2" draw:text-style-name="P3" svg:width="0.556cm" svg:height="0.371cm" svg:x="0.522cm" svg:y="0.055cm"><text:p/></draw:rect><draw:line text:anchor-type="paragraph" draw:z-index="19" draw:style-name="gr2" draw:text-style-name="P3" svg:x1="0.707cm" svg:y1="0.425cm" svg:x2="0.707cm" svg:y2="0.848cm"><text:p/></draw:line> </text:p>
      <text:p text:style-name="P1"><draw:rect text:anchor-type="paragraph" draw:z-index="15" draw:style-name="gr2" draw:text-style-name="P3" svg:width="0.874cm" svg:height="0.503cm" svg:x="1.157cm" svg:y="0.071cm"><text:p/></draw:rect><draw:line text:anchor-type="paragraph" draw:z-index="20" draw:style-name="gr2" draw:text-style-name="P3" svg:x1="1.157cm" svg:y1="0.362cm" svg:x2="0.707cm" svg:y2="0.362cm"><text:p/></draw:line><draw:line text:anchor-type="paragraph" draw:z-index="23" draw:style-name="gr2" draw:text-style-name="P3" svg:x1="0.707cm" svg:y1="0.362cm" svg:x2="0.707cm" svg:y2="2.161cm"><text:p/></draw:line> </text:p>
      <text:p text:style-name="P1"><draw:line text:anchor-type="paragraph" draw:z-index="26" draw:style-name="gr2" draw:text-style-name="P3" svg:x1="2.242cm" svg:y1="2.415cm" svg:x2="1.66cm" svg:y2="2.468cm"><text:p/></draw:line><draw:line text:anchor-type="paragraph" draw:z-index="25" draw:style-name="gr2" draw:text-style-name="P3" svg:x1="1.66cm" svg:y1="1.806cm" svg:x2="1.66cm" svg:y2="2.467cm"><text:p/></draw:line><draw:line text:anchor-type="paragraph" draw:z-index="24" draw:style-name="gr2" draw:text-style-name="P3" svg:x1="1.236cm" svg:y1="1.595cm" svg:x2="0.707cm" svg:y2="1.674cm"><text:p/></draw:line><draw:line text:anchor-type="paragraph" draw:z-index="22" draw:style-name="gr2" draw:text-style-name="P3" svg:x1="2.163cm" svg:y1="0.642cm" svg:x2="1.475cm" svg:y2="0.642cm"><text:p/></draw:line><draw:line text:anchor-type="paragraph" draw:z-index="21" draw:style-name="gr2" draw:text-style-name="P3" svg:x1="1.475cm" svg:y1="0.245cm" svg:x2="1.475cm" svg:y2="0.642cm"><text:p/></draw:line><draw:rect text:anchor-type="paragraph" draw:z-index="18" draw:style-name="gr2" draw:text-style-name="P3" svg:width="1.271cm" svg:height="0.503cm" svg:x="2.242cm" svg:y="2.124cm"><text:p/></draw:rect><draw:rect text:anchor-type="paragraph" draw:z-index="17" draw:style-name="gr2" draw:text-style-name="P3" svg:width="0.847cm" svg:height="0.583cm" svg:x="1.236cm" svg:y="1.224cm"><text:p/></draw:rect><draw:rect text:anchor-type="paragraph" draw:z-index="16" draw:style-name="gr2" draw:text-style-name="P3" svg:width="1.324cm" svg:height="0.583cm" svg:x="2.163cm" svg:y="0.325cm"><text:p/></draw:rect><draw:frame text:anchor-type="paragraph" draw:z-index="13" draw:style-name="gr3" svg:width="7.092cm" svg:height="1.324cm" svg:x="0.76cm" svg:y="4.055cm"><draw:text-box><text:p><text:s text:c="4"/>1 <text:s text:c="7"/>2 <text:s text:c="5"/>3 <text:s text:c="5"/>4 <text:s text:c="23"/>date</text:p></draw:text-box></draw:frame><draw:line text:anchor-type="paragraph" draw:z-index="10" draw:style-name="gr2" draw:text-style-name="P3" svg:x1="7.374cm" svg:y1="3.764cm" svg:x2="7.004cm" svg:y2="3.949cm"><text:p/></draw:line><draw:line text:anchor-type="paragraph" draw:z-index="9" draw:style-name="gr2" draw:text-style-name="P3" svg:x1="6.819cm" svg:y1="3.394cm" svg:x2="7.375cm" svg:y2="3.632cm"><text:p/></draw:line><draw:line text:anchor-type="paragraph" draw:z-index="8" draw:style-name="gr2" draw:text-style-name="P3" svg:x1="5.549cm" svg:y1="3.42cm" svg:x2="5.549cm" svg:y2="3.896cm"><text:p/></draw:line><draw:line text:anchor-type="paragraph" draw:z-index="7" draw:style-name="gr2" draw:text-style-name="P3" svg:x1="4.782cm" svg:y1="3.552cm" svg:x2="4.782cm" svg:y2="4.055cm"><text:p/></draw:line><draw:line text:anchor-type="paragraph" draw:z-index="6" draw:style-name="gr2" draw:text-style-name="P3" svg:x1="4.068cm" svg:y1="3.552cm" svg:x2="4.068cm" svg:y2="4.213cm"><text:p/></draw:line><draw:line text:anchor-type="paragraph" draw:z-index="5" draw:style-name="gr2" draw:text-style-name="P3" svg:x1="3.274cm" svg:y1="3.526cm" svg:x2="3.274cm" svg:y2="3.949cm"><text:p/></draw:line><draw:line text:anchor-type="paragraph" draw:z-index="4" draw:style-name="gr2" draw:text-style-name="P3" svg:x1="2.268cm" svg:y1="3.552cm" svg:x2="2.268cm" svg:y2="4.002cm"><text:p/></draw:line><draw:line text:anchor-type="paragraph" draw:z-index="3" draw:style-name="gr2" draw:text-style-name="P3" svg:x1="1.21cm" svg:y1="3.552cm" svg:x2="1.21cm" svg:y2="4.055cm"><text:p/></draw:line><draw:line text:anchor-type="paragraph" draw:z-index="2" draw:style-name="gr2" draw:text-style-name="P3" svg:x1="0.072cm" svg:y1="3.764cm" svg:x2="7.11cm" svg:y2="3.685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âches : </text:p>
      <text:p text:style-name="P1"/>
      <text:p text:style-name="P1">- cahier des charges <text:span text:style-name="T1">(fait) </text:span></text:p>
      <text:p text:style-name="P1">- base de données <text:span text:style-name="T1">(1-2 semaines)</text:span></text:p>
      <text:p text:style-name="P1"><text:tab/>- <text:span text:style-name="T1">Liste des restaurants </text:span><text:s/></text:p>
      <text:p text:style-name="P1"><text:tab/>- <text:span text:style-name="T1">MLD</text:span></text:p>
      <text:p text:style-name="P1"><text:tab/>- <text:span text:style-name="T1">MCD</text:span></text:p>
      <text:p text:style-name="P1"><text:tab/>- <text:span text:style-name="T1">Description des restaurants</text:span></text:p>
      <text:p text:style-name="P1"><text:tab/>- <text:span text:style-name="T1">Transports</text:span></text:p>
      <text:p text:style-name="P1"><text:tab/>- <text:span text:style-name="T1">Avis</text:span></text:p>
      <text:p text:style-name="P1">- Page d'accueil <text:span text:style-name="T1">( 1 semaine)</text:span></text:p>
      <text:p text:style-name="P1"><text:tab/>- <text:span text:style-name="T1">Recherche de photos (3jours)</text:span></text:p>
      <text:p text:style-name="P1"><text:tab/>- <text:span text:style-name="T1">Faire cette mosaic de photo</text:span></text:p>
      <text:p text:style-name="P1">- Formulaire <text:span text:style-name="T1">d'inscription (2 jours) </text:span><text:s/></text:p>
      <text:p text:style-name="P1">- Mention légales <text:span text:style-name="T1">(1 journée) </text:span></text:p>
      <text:p text:style-name="P1">- Script HTML</text:p>
      <text:p text:style-name="P1">- <text:span text:style-name="T1">Panel admin </text:span></text:p>
      <text:p text:style-name="P1">- <text:span text:style-name="T1">Wireframe (2 jours) </text:span></text:p>
      <text:p text:style-name="P1">- <text:span text:style-name="T1">Moteur de recherche (3 jours) </text:span></text:p>
      <text:p text:style-name="P1">- <text:span text:style-name="T1">Création de filtre </text:span></text:p>
      <text:p text:style-name="P1">- <text:span text:style-name="T2">hébergement ( 2 jours)</text:span>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line </meta:initial-creator>
    <meta:creation-date>2017-07-18T10:55:09.538650994</meta:creation-date>
    <dc:date>2017-07-18T12:02:47.051818520</dc:date>
    <dc:creator>Adeline </dc:creator>
    <meta:editing-duration>PT21M45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3" meta:paragraph-count="33" meta:word-count="115" meta:character-count="613" meta:non-whitespace-character-count="503"/>
  </office:meta>
</office:document-meta>
</file>